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5">
            <text:p>1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5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3">
            <text:p>23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2">
            <text:p>2</text:p>
          </table:table-cell>
          <table:table-cell table:style-name="ce27" table:formula="of:=SUM([.AK3:.AK7])" office:value-type="float" office:value="1">
            <text:p>1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.5">
            <text:p>0,5</text:p>
          </table:table-cell>
          <table:table-cell table:style-name="ce32" table:number-columns-repeated="2"/>
          <table:table-cell table:style-name="ce21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 office:value-type="float" office:value="0.5">
            <text:p>0,5</text:p>
          </table:table-cell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7.5">
            <text:p>7,5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2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5">
            <text:p>5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2">
            <text:p>2</text:p>
          </table:table-cell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13">
            <text:p>13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3">
            <text:p>3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2">
            <text:p>2</text:p>
          </table:table-cell>
          <table:table-cell table:style-name="ce32" table:formula="of:=SUM([.T3:.T7])" office:value-type="float" office:value="1">
            <text:p>1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3">
            <text:p>3</text:p>
          </table:table-cell>
          <table:table-cell table:style-name="ce32" table:formula="of:=SUM([.W3:.W7])" office:value-type="float" office:value="2.5">
            <text:p>2,5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1.5">
            <text:p>1,5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2" table:number-columns-repeated="4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/>
          <table:table-cell table:style-name="ce32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6"/>
          <table:table-cell table:style-name="ce27" table:number-columns-repeated="2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 table:number-columns-repeated="4"/>
          <table:table-cell table:style-name="ce32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0">
            <text:p>0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0">
            <text:p>0</text:p>
          </table:table-cell>
          <table:table-cell table:style-name="ce32" table:formula="of:=SUM([.T3:.T7])" office:value-type="float" office:value="0">
            <text:p>0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0">
            <text:p>0</text:p>
          </table:table-cell>
          <table:table-cell table:style-name="ce32" table:formula="of:=SUM([.W3:.W7])" office:value-type="float" office:value="0">
            <text:p>0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32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18/11/2015</text:date>, <text:time>17:13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7:13:42.82</dc:date>
    <dc:creator>Jaime Ruiz-Borau Vizarraga</dc:creator>
    <meta:generator>OpenOffice/4.1.1$Win32 OpenOffice.org_project/411m6$Build-9775</meta:generator>
    <meta:editing-duration>PT3M34S</meta:editing-duration>
    <meta:editing-cycles>3</meta:editing-cycles>
    <meta:document-statistic meta:table-count="5" meta:cell-count="478" meta:object-count="0"/>
  </office:meta>
</office:document-meta>
</file>